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83000001647D0EFE2E.jpg" manifest:media-type="image/jpeg"/>
  <manifest:file-entry manifest:full-path="Pictures/100002010000008000000080157FC977.png" manifest:media-type="image/png"/>
  <manifest:file-entry manifest:full-path="Pictures/100000000000037E0000039C2E1A586E.png" manifest:media-type="image/png"/>
  <manifest:file-entry manifest:full-path="Pictures/10000201000000400000004067DBD018.png" manifest:media-type="image/png"/>
  <manifest:file-entry manifest:full-path="Pictures/10000000000001900000012C8D71433C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000000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1cm, 1.738cm, 20.638cm, 4.152cm)" draw:image-opacity="100%" style:mirror="none"/>
    </style:style>
    <style:style style:name="gr8" style:family="graphic" style:parent-style-name="standard">
      <style:graphic-properties svg:stroke-width="0.1cm" svg:stroke-color="#00ff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246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stroke="none" svg:stroke-color="#000000" draw:fill="none" draw:fill-color="#ffffff" fo:min-height="0.749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99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5cm"/>
    </style:style>
    <style:style style:name="gr20" style:family="graphic" style:parent-style-name="standard">
      <style:graphic-properties draw:stroke="none" svg:stroke-color="#000000" draw:fill="none" draw:fill-color="#ffffff" fo:min-height="0.549cm"/>
    </style:style>
    <style:style style:name="gr21" style:family="graphic" style:parent-style-name="standard">
      <style:graphic-properties svg:stroke-width="0.1cm" svg:stroke-color="#9966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0" draw:id="id10" draw:layer="layout" svg:width="4.629cm" svg:height="3.3cm" svg:x="1.5cm" svg:y="0.138cm">
          <draw:image xlink:href="Pictures/10000000000001900000012C8D71433C.jpg" xlink:type="simple" xlink:show="embed" xlink:actuate="onLoad">
            <text:p/>
          </draw:image>
        </draw:frame>
        <draw:custom-shape draw:style-name="gr2" draw:text-style-name="P1" xml:id="id3" draw:id="id3" draw:layer="layout" svg:width="4.7cm" svg:height="2.7cm" svg:x="1.8cm" svg:y="3.938cm">
          <text:p text:style-name="P1">LCIO file</text:p>
          <text:p text:style-name="P1">TCP/IP 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xml:id="id4" draw:id="id4" draw:layer="layout" svg:width="2cm" svg:height="2.3cm" svg:x="15.2cm" svg:y="0.538cm">
          <draw:image xlink:href="Pictures/100002010000008000000080157FC977.png" xlink:type="simple" xlink:show="embed" xlink:actuate="onLoad">
            <text:p/>
          </draw:image>
        </draw:frame>
        <draw:frame draw:style-name="gr4" draw:text-style-name="P1" draw:layer="layout" svg:width="3.3cm" svg:height="1.673cm" svg:x="8.7cm" svg:y="0.938cm">
          <draw:text-box>
            <text:p text:style-name="P1">Write to storage</text:p>
          </draw:text-box>
        </draw:frame>
        <draw:custom-shape draw:style-name="gr5" draw:text-style-name="P1" xml:id="id2" draw:id="id2" draw:layer="layout" svg:width="4.7cm" svg:height="3cm" svg:x="1.7cm" svg:y="7.638cm">
          <text:p text:style-name="P1">Raw data</text:p>
          <text:p text:style-name="P1">col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8cm" svg:height="1.199cm" svg:x="1.5cm" svg:y="10.238cm">
          <draw:text-box>
            <text:p text:style-name="P2"><text:span text:style-name="T1">Dif 1 </text:span></text:p>
            <text:p text:style-name="P2"><text:span text:style-name="T1">→ </text:span><text:span text:style-name="T2">011011100110</text:span></text:p>
          </draw:text-box>
        </draw:frame>
        <draw:custom-shape draw:style-name="gr2" draw:text-style-name="P1" xml:id="id5" draw:id="id5" draw:layer="layout" svg:width="4.6cm" svg:height="2.7cm" svg:x="12.1cm" svg:y="3.838cm">
          <text:p text:style-name="P1">Raw data</text:p>
          <text:p text:style-name="P1">Conve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4.6cm" svg:height="3.1cm" svg:x="18cm" svg:y="7.738cm">
          <text:p text:style-name="P1">Monitor </text:p>
          <text:p text:style-name="P1">element</text:p>
          <text:p text:style-name="P1">col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805cm" svg:height="1.805cm" svg:x="21.795cm" svg:y="8.733cm">
          <draw:image xlink:href="Pictures/10000201000000400000004067DBD018.png" xlink:type="simple" xlink:show="embed" xlink:actuate="onLoad">
            <text:p/>
          </draw:image>
        </draw:frame>
        <draw:frame draw:style-name="gr7" draw:text-style-name="P1" draw:layer="layout" svg:width="3.8cm" svg:height="2.3cm" svg:x="12.5cm" svg:y="9.738cm">
          <draw:image xlink:href="Pictures/100000000000037E0000039C2E1A586E.png" xlink:type="simple" xlink:show="embed" xlink:actuate="onLoad">
            <text:p/>
          </draw:image>
        </draw:frame>
        <draw:custom-shape draw:style-name="gr8" draw:text-style-name="P1" xml:id="id6" draw:id="id6" draw:layer="layout" svg:width="5cm" svg:height="3.2cm" svg:x="10.1cm" svg:y="7.738cm">
          <text:p text:style-name="P1">Raw </text:p>
          <text:p text:style-name="P1">Calorimeter hit</text:p>
          <text:p text:style-name="P1">Data col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095cm" svg:height="0.725cm" svg:x="7.905cm" svg:y="5.738cm">
          <draw:text-box>
            <text:p text:style-name="P3"><text:span text:style-name="T3">QUERY</text:span></text:p>
          </draw:text-box>
        </draw:frame>
        <draw:frame draw:style-name="gr10" draw:text-style-name="P3" draw:layer="layout" svg:width="1.7cm" svg:height="0.725cm" svg:x="2.2cm" svg:y="6.813cm">
          <draw:text-box>
            <text:p text:style-name="P3"><text:span text:style-name="T3">SEND</text:span></text:p>
          </draw:text-box>
        </draw:frame>
        <draw:frame draw:style-name="gr10" draw:text-style-name="P3" draw:layer="layout" svg:width="1.8cm" svg:height="0.725cm" svg:x="13.7cm" svg:y="7.038cm">
          <draw:text-box>
            <text:p text:style-name="P3"><text:span text:style-name="T3">SEND</text:span></text:p>
          </draw:text-box>
        </draw:frame>
        <draw:frame draw:style-name="gr10" draw:text-style-name="P3" draw:layer="layout" svg:width="1.7cm" svg:height="0.725cm" svg:x="8.3cm" svg:y="6.913cm">
          <draw:text-box>
            <text:p text:style-name="P3"><text:span text:style-name="T3">SEND</text:span></text:p>
          </draw:text-box>
        </draw:frame>
        <draw:custom-shape draw:style-name="gr11" draw:text-style-name="P1" xml:id="id7" draw:id="id7" draw:layer="layout" svg:width="4.9cm" svg:height="3.2cm" svg:x="8.379cm" svg:y="14.358cm">
          <text:p text:style-name="P1">Asic eff/mult</text:p>
          <text:p text:style-name="P1">Analysis (raw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" draw:id="id1" draw:layer="layout" svg:width="5.2cm" svg:height="3.3cm" svg:x="2.1cm" svg:y="14.238cm">
          <text:p text:style-name="P1">General</text:p>
          <text:p text:style-name="P1">detector</text:p>
          <text:p text:style-name="P1">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" draw:id="id8" draw:layer="layout" svg:width="4.8cm" svg:height="3.1cm" svg:x="14.6cm" svg:y="14.438cm">
          <text:p text:style-name="P1">Asic eff/mult</text:p>
          <text:p text:style-name="P1">Analysis (rec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7cm" svg:y1="14.238cm" svg:x2="5.712cm" svg:y2="10.199cm" draw:start-shape="id1" draw:start-glue-point="4" draw:end-shape="id2" draw:end-glue-point="9" svg:d="m4700 14238 1012-4039" svg:viewBox="0 0 1013 4040">
          <text:p/>
        </draw:connector>
        <draw:connector draw:style-name="gr12" draw:text-style-name="P1" draw:layer="layout" draw:type="line" svg:x1="4.15cm" svg:y1="6.638cm" svg:x2="4.05cm" svg:y2="7.638cm" draw:start-shape="id3" draw:start-glue-point="8" draw:end-shape="id2" draw:end-glue-point="4" svg:d="m4150 6638-100 1000" svg:viewBox="0 0 101 1001">
          <text:p/>
        </draw:connector>
        <draw:connector draw:style-name="gr12" draw:text-style-name="P1" draw:layer="layout" draw:type="line" svg:x1="16.2cm" svg:y1="2.838cm" svg:x2="5.812cm" svg:y2="4.333cm" draw:start-shape="id4" draw:end-shape="id3" draw:end-glue-point="11" svg:d="m16200 2838-10388 1495" svg:viewBox="0 0 10389 1496">
          <text:p/>
        </draw:connector>
        <draw:connector draw:style-name="gr12" draw:text-style-name="P1" draw:layer="layout" draw:type="line" svg:x1="12.1cm" svg:y1="5.188cm" svg:x2="5.712cm" svg:y2="8.077cm" draw:start-shape="id5" draw:start-glue-point="6" draw:end-shape="id2" draw:end-glue-point="11" svg:d="m12100 5188-6388 2889" svg:viewBox="0 0 6389 2890">
          <text:p/>
        </draw:connector>
        <draw:connector draw:style-name="gr12" draw:text-style-name="P1" draw:layer="layout" draw:type="line" svg:x1="6.4cm" svg:y1="9.138cm" svg:x2="12.773cm" svg:y2="6.143cm" draw:start-shape="id2" draw:start-glue-point="10" draw:end-shape="id5" draw:end-glue-point="7" svg:d="m6400 9138 6373-2995" svg:viewBox="0 0 6374 2996">
          <text:p/>
        </draw:connector>
        <draw:connector draw:style-name="gr12" draw:text-style-name="P1" draw:layer="layout" draw:type="line" svg:x1="14.4cm" svg:y1="6.538cm" svg:x2="12.6cm" svg:y2="7.738cm" draw:start-shape="id5" draw:start-glue-point="8" draw:end-shape="id6" draw:end-glue-point="4" svg:d="m14400 6538-1800 1200" svg:viewBox="0 0 1801 1201">
          <text:p/>
        </draw:connector>
        <draw:connector draw:style-name="gr12" draw:text-style-name="P1" draw:layer="layout" draw:type="line" svg:x1="9.096cm" svg:y1="14.826cm" svg:x2="5.571cm" svg:y2="10.128cm" draw:start-shape="id7" draw:start-glue-point="5" svg:d="m9096 14826-3525-4698" svg:viewBox="0 0 3526 4699">
          <text:p/>
        </draw:connector>
        <draw:connector draw:style-name="gr12" draw:text-style-name="P1" draw:layer="layout" draw:type="line" svg:x1="17cm" svg:y1="14.438cm" svg:x2="12.6cm" svg:y2="10.938cm" draw:start-shape="id8" draw:start-glue-point="4" draw:end-shape="id6" draw:end-glue-point="8" svg:d="m17000 14438-4400-3500" svg:viewBox="0 0 4401 3501">
          <text:p/>
        </draw:connector>
        <draw:frame draw:style-name="gr13" draw:text-style-name="P4" draw:layer="layout" svg:width="2cm" svg:height="1.199cm" svg:x="7.3cm" svg:y="11.801cm">
          <draw:text-box>
            <text:p text:style-name="P4"><text:span text:style-name="T3">QUERY DATA</text:span></text:p>
          </draw:text-box>
        </draw:frame>
        <draw:frame draw:style-name="gr13" draw:text-style-name="P4" draw:layer="layout" svg:width="2cm" svg:height="1.199cm" svg:x="3.2cm" svg:y="11.639cm">
          <draw:text-box>
            <text:p text:style-name="P4"><text:span text:style-name="T3">QUERY DATA</text:span></text:p>
          </draw:text-box>
        </draw:frame>
        <draw:frame draw:style-name="gr14" draw:text-style-name="P4" draw:layer="layout" svg:width="2cm" svg:height="1.199cm" svg:x="15.2cm" svg:y="12.201cm">
          <draw:text-box>
            <text:p text:style-name="P4"><text:span text:style-name="T3">QUERY DATA</text:span></text:p>
          </draw:text-box>
        </draw:frame>
        <draw:connector draw:style-name="gr12" draw:text-style-name="P1" draw:layer="layout" draw:type="lines" draw:line-skew="-0.002cm 6.649cm" svg:x1="4.7cm" svg:y1="17.538cm" svg:x2="20.3cm" svg:y2="10.838cm" draw:start-shape="id1" draw:start-glue-point="8" draw:end-shape="id9" draw:end-glue-point="8" svg:d="m4700 17538v549l15600-49v-7200" svg:viewBox="0 0 15601 7250">
          <text:p/>
        </draw:connector>
        <draw:frame draw:style-name="gr15" draw:layer="layout" svg:width="4.8cm" svg:height="0.962cm" svg:x="9.4cm" svg:y="18.8cm">
          <draw:text-box>
            <text:p>PUBLISH MEs</text:p>
          </draw:text-box>
        </draw:frame>
        <draw:custom-shape draw:style-name="gr2" draw:text-style-name="P5" draw:layer="layout" svg:width="3.7cm" svg:height="1.7cm" svg:x="23.5cm" svg:y="4.238cm">
          <text:p text:style-name="P5"><text:span text:style-name="T4">BACKEND</text:span></text:p>
          <text:p text:style-name="P5"><text:span text:style-name="T4">SERVICE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6.129cm" svg:y1="1.788cm" svg:x2="15.2cm" svg:y2="1.688cm" draw:start-shape="id10" draw:start-glue-point="1" draw:end-shape="id4" draw:end-glue-point="3" svg:d="m6129 1788 9071-100" svg:viewBox="0 0 9072 101">
          <text:p/>
        </draw:connector>
        <draw:custom-shape draw:style-name="gr16" draw:text-style-name="P5" draw:layer="layout" svg:width="3.7cm" svg:height="1cm" svg:x="23.4cm" svg:y="1.338cm">
          <text:p text:style-name="P6"><text:span text:style-name="T4">STORAG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7cm" svg:height="1.7cm" svg:x="23.5cm" svg:y="8.238cm">
          <text:p text:style-name="P5"><text:span text:style-name="T4">FRONTEND</text:span></text:p>
          <text:p text:style-name="P5"><text:span text:style-name="T4">SERVICES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1cm" svg:height="1.2cm" svg:x="23.4cm" svg:y="15.038cm">
          <text:p text:style-name="P5"><text:span text:style-name="T4">ANALYS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6cm" svg:height="2.5cm" svg:x="6.8cm" svg:y="21.2cm">
          <text:p text:style-name="P1">Run 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1cm" svg:height="2.4cm" svg:x="1.7cm" svg:y="21.1cm">
          <text:p text:style-name="P1">Job 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10.829cm" svg:y1="17.558cm" svg:x2="10.829cm" svg:y2="18.049cm" draw:start-shape="id7" draw:start-glue-point="8" svg:d="m10829 17558v491" svg:viewBox="0 0 1 492">
          <text:p/>
        </draw:connector>
        <draw:connector draw:style-name="gr18" draw:text-style-name="P1" draw:layer="layout" draw:type="line" svg:x1="17cm" svg:y1="17.538cm" svg:x2="17.003cm" svg:y2="18.049cm" draw:start-shape="id8" draw:start-glue-point="8" svg:d="m17000 17538 3 511" svg:viewBox="0 0 4 512">
          <text:p/>
        </draw:connector>
        <draw:custom-shape draw:style-name="gr17" draw:text-style-name="P5" draw:layer="layout" svg:width="4.4cm" svg:height="1.5cm" svg:x="23.3cm" svg:y="21.6cm">
          <text:p text:style-name="P5"><text:span text:style-name="T4">USER</text:span></text:p>
          <text:p text:style-name="P5"><text:span text:style-name="T4">INTERFACES</text:span></text:p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6cm" svg:height="1.199cm" svg:x="0.2cm" svg:y="20.701cm">
          <draw:text-box>
            <text:p text:style-name="P4"><text:span text:style-name="T3">CONTROL</text:span></text:p>
            <text:p text:style-name="P4"><text:span text:style-name="T3">ALL</text:span></text:p>
          </draw:text-box>
        </draw:frame>
        <draw:frame draw:style-name="gr20" draw:text-style-name="P4" draw:layer="layout" svg:width="3.4cm" svg:height="1.199cm" svg:x="6.2cm" svg:y="20.1cm">
          <draw:text-box>
            <text:p text:style-name="P4"><text:span text:style-name="T3">SOR, EOR, RUN NUMBER</text:span></text:p>
          </draw:text-box>
        </draw:frame>
        <draw:frame draw:style-name="gr1" draw:text-style-name="P1" draw:layer="layout" svg:width="6.604cm" svg:height="4.063cm" svg:x="16.396cm" svg:y="20.7cm">
          <draw:image xlink:href="Pictures/1000000000000283000001647D0EFE2E.jpg" xlink:type="simple" xlink:show="embed" xlink:actuate="onLoad">
            <text:p/>
          </draw:image>
        </draw:frame>
        <draw:custom-shape draw:style-name="gr21" draw:text-style-name="P1" xml:id="id11" draw:id="id11" draw:layer="layout" svg:width="4.6cm" svg:height="2.9cm" svg:x="12.5cm" svg:y="21cm">
          <text:p text:style-name="P1">Monitoring</text:p>
          <text:p text:style-name="P1">GU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line-skew="3.73cm" svg:x1="14.8cm" svg:y1="21cm" svg:x2="21.927cm" svg:y2="10.384cm" draw:start-shape="id11" draw:start-glue-point="4" draw:end-shape="id9" draw:end-glue-point="9" svg:d="m14800 21000v-1350h7127v-9266" svg:viewBox="0 0 7128 10617">
          <text:p/>
        </draw:connector>
        <draw:frame draw:style-name="gr22" draw:text-style-name="P4" draw:layer="layout" svg:width="2.9cm" svg:height="1.199cm" svg:x="21.4cm" svg:y="19.301cm">
          <draw:text-box>
            <text:p text:style-name="P4"><text:span text:style-name="T3">QUERY ELE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9-07T15:40:11</meta:creation-date>
    <dc:date>2015-09-07T18:05:13</dc:date>
    <dc:creator>ETE </dc:creator>
    <meta:editing-duration>PT1H7M37S</meta:editing-duration>
    <meta:editing-cycles>3</meta:editing-cycles>
    <meta:generator>LibreOffice/3.5$Linux_x86 LibreOffice_project/350m1$Build-2</meta:generator>
    <meta:document-statistic meta:object-count="47"/>
  </office:meta>
</office:document-meta>
</file>